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635d"/>
    </style:style>
    <style:style style:name="P2" style:family="paragraph" style:parent-style-name="Text_20_body">
      <style:text-properties officeooo:rsid="001e351b" officeooo:paragraph-rsid="001e351b"/>
    </style:style>
    <style:style style:name="P3" style:family="paragraph" style:parent-style-name="Text_20_body">
      <style:text-properties officeooo:rsid="0022691f" officeooo:paragraph-rsid="0022691f"/>
    </style:style>
    <style:style style:name="P4" style:family="paragraph" style:parent-style-name="Text_20_body">
      <style:text-properties officeooo:paragraph-rsid="005d665d"/>
    </style:style>
    <style:style style:name="P5" style:family="paragraph" style:parent-style-name="Text_20_body">
      <style:text-properties officeooo:rsid="006032d2" officeooo:paragraph-rsid="006032d2"/>
    </style:style>
    <style:style style:name="P6" style:family="paragraph" style:parent-style-name="Text_20_body">
      <style:text-properties officeooo:rsid="00636ebe" officeooo:paragraph-rsid="00636ebe"/>
    </style:style>
    <style:style style:name="P7" style:family="paragraph" style:parent-style-name="Text_20_body">
      <style:text-properties officeooo:rsid="00643b39" officeooo:paragraph-rsid="00643b39"/>
    </style:style>
    <style:style style:name="P8" style:family="paragraph" style:parent-style-name="Text_20_body">
      <style:text-properties officeooo:paragraph-rsid="0066e7cb"/>
    </style:style>
    <style:style style:name="P9" style:family="paragraph" style:parent-style-name="Text_20_body">
      <style:text-properties officeooo:rsid="00685632" officeooo:paragraph-rsid="00685632"/>
    </style:style>
    <style:style style:name="P10" style:family="paragraph" style:parent-style-name="Text_20_body">
      <style:text-properties officeooo:paragraph-rsid="006949dd"/>
    </style:style>
    <style:style style:name="P11" style:family="paragraph" style:parent-style-name="Text_20_body">
      <style:text-properties officeooo:paragraph-rsid="0074990b"/>
    </style:style>
    <style:style style:name="P12" style:family="paragraph" style:parent-style-name="Text_20_body">
      <style:text-properties officeooo:paragraph-rsid="007503aa"/>
    </style:style>
    <style:style style:name="P13" style:family="paragraph" style:parent-style-name="Text_20_body">
      <style:text-properties officeooo:paragraph-rsid="00766981"/>
    </style:style>
    <style:style style:name="P14" style:family="paragraph" style:parent-style-name="Text_20_body">
      <style:text-properties officeooo:paragraph-rsid="0078aac7"/>
    </style:style>
    <style:style style:name="P15" style:family="paragraph" style:parent-style-name="Text_20_body">
      <style:text-properties officeooo:rsid="007b015e" officeooo:paragraph-rsid="007b015e"/>
    </style:style>
    <style:style style:name="P16" style:family="paragraph" style:parent-style-name="Text_20_body">
      <style:text-properties officeooo:paragraph-rsid="007e7b43"/>
    </style:style>
    <style:style style:name="P17" style:family="paragraph" style:parent-style-name="Text_20_body">
      <style:text-properties officeooo:paragraph-rsid="008636e2"/>
    </style:style>
    <style:style style:name="P18" style:family="paragraph" style:parent-style-name="Text_20_body">
      <style:text-properties officeooo:paragraph-rsid="008b23a1"/>
    </style:style>
    <style:style style:name="P19" style:family="paragraph" style:parent-style-name="Text_20_body">
      <style:text-properties officeooo:paragraph-rsid="008be373"/>
    </style:style>
    <style:style style:name="P20" style:family="paragraph" style:parent-style-name="Text_20_body">
      <style:text-properties officeooo:paragraph-rsid="008d274e"/>
    </style:style>
    <style:style style:name="P21" style:family="paragraph" style:parent-style-name="Text_20_body">
      <style:text-properties officeooo:paragraph-rsid="0090995c"/>
    </style:style>
    <style:style style:name="P22" style:family="paragraph" style:parent-style-name="Text_20_body">
      <style:text-properties officeooo:paragraph-rsid="00924606"/>
    </style:style>
    <style:style style:name="P23" style:family="paragraph" style:parent-style-name="Text_20_body">
      <style:text-properties officeooo:paragraph-rsid="00961465"/>
    </style:style>
    <style:style style:name="P24" style:family="paragraph" style:parent-style-name="Text_20_body">
      <style:text-properties officeooo:paragraph-rsid="00995c8b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break-before="page"/>
      <style:text-properties officeooo:paragraph-rsid="0065ba6b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Text_20_body" style:list-style-name="L1">
      <style:paragraph-properties fo:line-height="150%"/>
    </style:style>
    <style:style style:name="P29" style:family="paragraph" style:parent-style-name="Text_20_body" style:list-style-name="L2">
      <style:text-properties officeooo:rsid="003c3e05" officeooo:paragraph-rsid="003c3e05"/>
    </style:style>
    <style:style style:name="P30" style:family="paragraph" style:parent-style-name="Text_20_body" style:list-style-name="L3">
      <style:text-properties officeooo:rsid="0022f0cc" officeooo:paragraph-rsid="0022f0cc"/>
    </style:style>
    <style:style style:name="P31" style:family="paragraph" style:parent-style-name="Text_20_body" style:list-style-name="L3">
      <style:text-properties officeooo:rsid="002486b1" officeooo:paragraph-rsid="002fe61a"/>
    </style:style>
    <style:style style:name="P32" style:family="paragraph" style:parent-style-name="Text_20_body" style:list-style-name="L3">
      <style:text-properties officeooo:rsid="0024f987" officeooo:paragraph-rsid="0030611c"/>
    </style:style>
    <style:style style:name="P33" style:family="paragraph" style:parent-style-name="Text_20_body" style:list-style-name="L3">
      <style:text-properties officeooo:rsid="002d7218" officeooo:paragraph-rsid="002d7218"/>
    </style:style>
    <style:style style:name="P34" style:family="paragraph" style:parent-style-name="Text_20_body" style:list-style-name="L3">
      <style:text-properties officeooo:rsid="00335ee4" officeooo:paragraph-rsid="00335ee4"/>
    </style:style>
    <style:style style:name="P35" style:family="paragraph" style:parent-style-name="Text_20_body" style:list-style-name="L4">
      <style:text-properties officeooo:rsid="003ce06f" officeooo:paragraph-rsid="003ce06f"/>
    </style:style>
    <style:style style:name="P36" style:family="paragraph" style:parent-style-name="Text_20_body" style:list-style-name="L5">
      <style:text-properties officeooo:rsid="0026e6c1" officeooo:paragraph-rsid="0026e6c1"/>
    </style:style>
    <style:style style:name="P37" style:family="paragraph" style:parent-style-name="Text_20_body" style:list-style-name="L5">
      <style:text-properties officeooo:rsid="00271dc3" officeooo:paragraph-rsid="0031668d"/>
    </style:style>
    <style:style style:name="P38" style:family="paragraph" style:parent-style-name="Text_20_body" style:list-style-name="L5">
      <style:text-properties officeooo:rsid="00271dc3" officeooo:paragraph-rsid="00271dc3"/>
    </style:style>
    <style:style style:name="P39" style:family="paragraph" style:parent-style-name="Text_20_body" style:list-style-name="L5">
      <style:text-properties officeooo:rsid="002f119f" officeooo:paragraph-rsid="002f119f"/>
    </style:style>
    <style:style style:name="P40" style:family="paragraph" style:parent-style-name="Text_20_body" style:list-style-name="L5">
      <style:text-properties officeooo:rsid="0028e7f7" officeooo:paragraph-rsid="0028e7f7"/>
    </style:style>
    <style:style style:name="P41" style:family="paragraph" style:parent-style-name="Text_20_body" style:list-style-name="L5">
      <style:text-properties officeooo:rsid="0029cd76" officeooo:paragraph-rsid="0029cd76"/>
    </style:style>
    <style:style style:name="P42" style:family="paragraph" style:parent-style-name="Text_20_body" style:list-style-name="L6">
      <style:text-properties officeooo:rsid="002a233c" officeooo:paragraph-rsid="002a233c"/>
    </style:style>
    <style:style style:name="P43" style:family="paragraph" style:parent-style-name="Text_20_body">
      <style:text-properties officeooo:rsid="0066e7cb" officeooo:paragraph-rsid="0066e7cb"/>
    </style:style>
    <style:style style:name="P44" style:family="paragraph" style:parent-style-name="Text_20_body">
      <style:text-properties officeooo:rsid="0066e7cb" officeooo:paragraph-rsid="00685ef0"/>
    </style:style>
    <style:style style:name="P45" style:family="paragraph" style:parent-style-name="Text_20_body">
      <style:text-properties officeooo:rsid="0069a053" officeooo:paragraph-rsid="006949dd"/>
    </style:style>
    <style:style style:name="P46" style:family="paragraph" style:parent-style-name="Text_20_body">
      <style:text-properties style:text-underline-style="none" officeooo:rsid="007503aa" officeooo:paragraph-rsid="007503aa"/>
    </style:style>
    <style:style style:name="P47" style:family="paragraph" style:parent-style-name="Text_20_body">
      <style:text-properties officeooo:rsid="008636e2" officeooo:paragraph-rsid="008927eb"/>
    </style:style>
    <style:style style:name="P48" style:family="paragraph" style:parent-style-name="Text_20_body">
      <style:text-properties officeooo:rsid="00961465" officeooo:paragraph-rsid="00a273da"/>
    </style:style>
    <style:style style:name="P49" style:family="paragraph" style:parent-style-name="Text_20_body">
      <style:text-properties officeooo:rsid="00a9d72b" officeooo:paragraph-rsid="00a9d72b"/>
    </style:style>
    <style:style style:name="P50" style:family="paragraph" style:parent-style-name="Text_20_body">
      <style:paragraph-properties fo:text-align="center" style:justify-single-word="false" fo:break-before="page"/>
      <style:text-properties officeooo:paragraph-rsid="00a7a5f3"/>
    </style:style>
    <style:style style:name="P51" style:family="paragraph" style:parent-style-name="Heading_20_2">
      <style:paragraph-properties fo:text-align="start" style:justify-single-word="false"/>
    </style:style>
    <style:style style:name="P52" style:family="paragraph" style:parent-style-name="Heading_20_2">
      <style:paragraph-properties fo:text-align="start" style:justify-single-word="false"/>
      <style:text-properties officeooo:paragraph-rsid="0014635d"/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1">
      <style:paragraph-properties fo:text-align="center" style:justify-single-word="false"/>
      <style:text-properties officeooo:paragraph-rsid="0065ba6b"/>
    </style:style>
    <style:style style:name="P55" style:family="paragraph" style:parent-style-name="Heading_20_1">
      <style:paragraph-properties fo:text-align="center" style:justify-single-word="false"/>
      <style:text-properties officeooo:rsid="00a7a5f3" officeooo:paragraph-rsid="00a7a5f3"/>
    </style:style>
    <style:style style:name="P5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58" style:family="paragraph" style:parent-style-name="Heading_20_3">
      <style:paragraph-properties fo:text-align="start" style:justify-single-word="false"/>
      <style:text-properties officeooo:paragraph-rsid="0015c964"/>
    </style:style>
    <style:style style:name="P59" style:family="paragraph" style:parent-style-name="Heading_20_3">
      <style:paragraph-properties fo:text-align="start" style:justify-single-word="false"/>
      <style:text-properties officeooo:paragraph-rsid="0014635d"/>
    </style:style>
    <style:style style:name="P60" style:family="paragraph" style:parent-style-name="Heading_20_3">
      <style:text-properties officeooo:paragraph-rsid="006949dd"/>
    </style:style>
    <style:style style:name="P61" style:family="paragraph" style:parent-style-name="Heading_20_3">
      <style:text-properties officeooo:paragraph-rsid="0082b9b7"/>
    </style:style>
    <style:style style:name="P62" style:family="paragraph" style:parent-style-name="Heading_20_3">
      <style:text-properties officeooo:paragraph-rsid="00924606"/>
    </style:style>
    <style:style style:name="P63" style:family="paragraph" style:parent-style-name="Heading_20_3">
      <style:text-properties officeooo:rsid="00a273da" officeooo:paragraph-rsid="00a343fd"/>
    </style:style>
    <style:style style:name="P6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6" style:family="paragraph">
      <loext:graphic-properties draw:fill-color="#ffffff" draw:opacity="0%"/>
      <style:paragraph-properties fo:text-align="center"/>
    </style:style>
    <style:style style:name="P67" style:family="paragraph">
      <style:paragraph-properties fo:text-align="center"/>
    </style:style>
    <style:style style:name="P68" style:family="paragraph">
      <loext:graphic-properties draw:fill-color="#ffffff" draw:opacity="0%"/>
      <style:paragraph-properties fo:text-align="center"/>
      <style:text-properties fo:font-size="12pt"/>
    </style:style>
    <style:style style:name="P69" style:family="paragraph">
      <style:paragraph-properties fo:text-align="end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officeooo:rsid="000a42a6"/>
    </style:style>
    <style:style style:name="T2" style:family="text">
      <style:text-properties officeooo:rsid="0010107c"/>
    </style:style>
    <style:style style:name="T3" style:family="text">
      <style:text-properties officeooo:rsid="0015c964"/>
    </style:style>
    <style:style style:name="T4" style:family="text">
      <style:text-properties officeooo:rsid="001c9182"/>
    </style:style>
    <style:style style:name="T5" style:family="text">
      <style:text-properties officeooo:rsid="00488617"/>
    </style:style>
    <style:style style:name="T6" style:family="text">
      <style:text-properties officeooo:rsid="0048e906"/>
    </style:style>
    <style:style style:name="T7" style:family="text">
      <style:text-properties officeooo:rsid="0051814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language-asian="zh" style:country-asian="CN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643b39"/>
    </style:style>
    <style:style style:name="T12" style:family="text">
      <style:text-properties officeooo:rsid="0065ba6b"/>
    </style:style>
    <style:style style:name="T13" style:family="text">
      <style:text-properties officeooo:rsid="0066e7cb"/>
    </style:style>
    <style:style style:name="T14" style:family="text">
      <style:text-properties officeooo:rsid="00709752"/>
    </style:style>
    <style:style style:name="T15" style:family="text">
      <style:text-properties officeooo:rsid="0071ef87"/>
    </style:style>
    <style:style style:name="T16" style:family="text">
      <style:text-properties officeooo:rsid="0073e89c"/>
    </style:style>
    <style:style style:name="T17" style:family="text">
      <style:text-properties style:text-underline-style="none" officeooo:rsid="0074990b"/>
    </style:style>
    <style:style style:name="T18" style:family="text">
      <style:text-properties style:text-underline-style="none" officeooo:rsid="007503aa"/>
    </style:style>
    <style:style style:name="T19" style:family="text">
      <style:text-properties style:text-underline-style="none" officeooo:rsid="00766981"/>
    </style:style>
    <style:style style:name="T20" style:family="text">
      <style:text-properties style:text-underline-style="none" officeooo:rsid="00771b16"/>
    </style:style>
    <style:style style:name="T21" style:family="text">
      <style:text-properties style:text-underline-style="none" officeooo:rsid="0078aac7"/>
    </style:style>
    <style:style style:name="T22" style:family="text">
      <style:text-properties officeooo:rsid="00797059"/>
    </style:style>
    <style:style style:name="T23" style:family="text">
      <style:text-properties officeooo:rsid="007d1d10"/>
    </style:style>
    <style:style style:name="T24" style:family="text">
      <style:text-properties officeooo:rsid="0082b9b7"/>
    </style:style>
    <style:style style:name="T25" style:family="text">
      <style:text-properties officeooo:rsid="008636e2"/>
    </style:style>
    <style:style style:name="T26" style:family="text">
      <style:text-properties officeooo:rsid="008927eb"/>
    </style:style>
    <style:style style:name="T27" style:family="text">
      <style:text-properties officeooo:rsid="008b23a1"/>
    </style:style>
    <style:style style:name="T28" style:family="text">
      <style:text-properties officeooo:rsid="008d274e"/>
    </style:style>
    <style:style style:name="T29" style:family="text">
      <style:text-properties officeooo:rsid="0090995c"/>
    </style:style>
    <style:style style:name="T30" style:family="text">
      <style:text-properties officeooo:rsid="00924606"/>
    </style:style>
    <style:style style:name="T31" style:family="text">
      <style:text-properties officeooo:rsid="00961465"/>
    </style:style>
    <style:style style:name="T32" style:family="text">
      <style:text-properties officeooo:rsid="009f840b"/>
    </style:style>
    <style:style style:name="T33" style:family="text">
      <style:text-properties officeooo:rsid="00a0188b"/>
    </style:style>
    <style:style style:name="T34" style:family="text">
      <style:text-properties fo:font-size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opacity="0%" draw:textarea-horizontal-align="justify" draw:textarea-vertical-align="middle" draw:auto-grow-height="false" fo:min-height="12.425cm" fo:min-width="13.441cm" draw:shadow-opacity="0%" style:run-through="foreground"/>
    </style:style>
    <style:style style:name="gr3" style:family="graphic">
      <style:graphic-properties svg:stroke-color="#000000" draw:fill-color="#ffffff" draw:opacity="0%" draw:textarea-horizontal-align="justify" draw:textarea-vertical-align="middle" draw:auto-grow-height="false" fo:min-height="0.69cm" fo:min-width="2.409cm" draw:shadow-opacity="0%" style:run-through="foreground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0.688cm" fo:min-width="2.408cm" draw:shadow-opacity="0%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-color="#ffffff" draw:opacity="0%" draw:textarea-horizontal-align="justify" draw:textarea-vertical-align="middle" draw:auto-grow-height="false" fo:min-height="3.747cm" fo:min-width="13.441cm" draw:shadow-opacity="0%" style:run-through="foreground"/>
    </style:style>
    <style:style style:name="gr7" style:family="graphic">
      <style:graphic-properties svg:stroke-color="#000000" draw:fill-color="#ffffff" draw:opacity="0%" draw:textarea-horizontal-align="justify" draw:textarea-vertical-align="middle" draw:auto-grow-height="false" fo:min-height="5.662cm" fo:min-width="13.441cm" draw:shadow-opacity="0%" style:run-through="foreground"/>
    </style:style>
    <style:style style:name="gr8" style:family="graphic">
      <style:graphic-properties svg:stroke-color="#000000" draw:fill-color="#ffffff" draw:opacity="0%" draw:textarea-horizontal-align="justify" draw:textarea-vertical-align="middle" draw:auto-grow-height="false" fo:min-height="3.016cm" fo:min-width="13.441cm" draw:shadow-opacity="0%" style:run-through="foreground"/>
    </style:style>
    <style:style style:name="gr9" style:family="graphic">
      <style:graphic-properties svg:stroke-color="#000000" draw:fill-color="#ffffff" draw:opacity="0%" draw:textarea-horizontal-align="justify" draw:textarea-vertical-align="middle" draw:auto-grow-height="false" fo:min-height="3.016cm" fo:min-width="6.72cm" draw:shadow-opacity="0%" style:run-through="foreground"/>
    </style:style>
    <style:style style:name="gr10" style:family="graphic">
      <style:graphic-properties svg:stroke-color="#000000" draw:fill-color="#ffffff" draw:opacity="0%" draw:textarea-horizontal-align="justify" draw:textarea-vertical-align="middle" draw:auto-grow-height="false" fo:min-height="0.9cm" fo:min-width="13.441cm" draw:shadow-opacity="0%" style:run-through="foreground"/>
    </style:style>
    <style:style style:name="gr11" style:family="graphic">
      <style:graphic-properties svg:stroke-color="#000000" draw:fill-color="#ffffff" draw:opacity="0%" draw:textarea-horizontal-align="justify" draw:textarea-vertical-align="middle" draw:auto-grow-height="false" fo:min-height="2.037cm" fo:min-width="6.72cm" draw:shadow-opacity="0%" style:run-through="foreground"/>
    </style:style>
    <style:style style:name="gr12" style:family="graphic">
      <style:graphic-properties svg:stroke-color="#000000" draw:fill-color="#ffffff" draw:opacity="0%" draw:textarea-horizontal-align="justify" draw:textarea-vertical-align="middle" draw:auto-grow-height="false" fo:min-height="2.037cm" fo:min-width="6.747cm" draw:shadow-opacity="0%" style:run-through="foreground"/>
    </style:style>
    <style:style style:name="gr1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andnix <text:span text:style-name="T1">0.0.2 架构,模块及接口</text:span></text:p>
      <text:p text:style-name="P25"/>
      <text:table-of-content text:style-name="Sect1" text:protected="true" text:name="内容目录1">
        <text:table-of-content-source text:outline-level="4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56"><text:a xlink:type="simple" xlink:href="#__RefHeading___Toc473_1870174000" text:style-name="Index_20_Link" text:visited-style-name="Index_20_Link">A.文档说明<text:tab/>3</text:a></text:p>
          <text:p text:style-name="P56"><text:a xlink:type="simple" xlink:href="#__RefHeading___Toc125_2059794843" text:style-name="Index_20_Link" text:visited-style-name="Index_20_Link">B.整体架构及代码风格<text:tab/>4</text:a></text:p>
          <text:p text:style-name="P64"><text:a xlink:type="simple" xlink:href="#__RefHeading___Toc233_2059794843" text:style-name="Index_20_Link" text:visited-style-name="Index_20_Link">1.整体架构<text:tab/>4</text:a></text:p>
          <text:p text:style-name="P65"><text:a xlink:type="simple" xlink:href="#__RefHeading___Toc346_2059794843" text:style-name="Index_20_Link" text:visited-style-name="Index_20_Link">(1)设计原则<text:tab/>4</text:a></text:p>
          <text:p text:style-name="P65"><text:a xlink:type="simple" xlink:href="#__RefHeading___Toc240_2059794843" text:style-name="Index_20_Link" text:visited-style-name="Index_20_Link">(2)项目架构<text:tab/>5</text:a></text:p>
          <text:p text:style-name="P57"><text:a xlink:type="simple" xlink:href="#__RefHeading___Toc452_2059794843" text:style-name="Index_20_Link" text:visited-style-name="Index_20_Link">a.HAL层<text:tab/>5</text:a></text:p>
          <text:p text:style-name="P57"><text:a xlink:type="simple" xlink:href="#__RefHeading___Toc454_2059794843" text:style-name="Index_20_Link" text:visited-style-name="Index_20_Link">b.core层<text:tab/>6</text:a></text:p>
          <text:p text:style-name="P57"><text:a xlink:type="simple" xlink:href="#__RefHeading___Toc456_2059794843" text:style-name="Index_20_Link" text:visited-style-name="Index_20_Link">c.subsystem层<text:tab/>6</text:a></text:p>
          <text:p text:style-name="P64"><text:a xlink:type="simple" xlink:href="#__RefHeading___Toc235_2059794843" text:style-name="Index_20_Link" text:visited-style-name="Index_20_Link">2.代码风格要求(参照Linux kernel风格改编)<text:tab/>7</text:a></text:p>
          <text:p text:style-name="P65"><text:a xlink:type="simple" xlink:href="#__RefHeading___Toc197_478254798" text:style-name="Index_20_Link" text:visited-style-name="Index_20_Link">(1)缩进<text:tab/>7</text:a></text:p>
          <text:p text:style-name="P65"><text:a xlink:type="simple" xlink:href="#__RefHeading___Toc199_478254798" text:style-name="Index_20_Link" text:visited-style-name="Index_20_Link">(2)空白<text:tab/>7</text:a></text:p>
          <text:p text:style-name="P65"><text:a xlink:type="simple" xlink:href="#__RefHeading___Toc203_478254798" text:style-name="Index_20_Link" text:visited-style-name="Index_20_Link">(3)括号的位置<text:tab/>7</text:a></text:p>
          <text:p text:style-name="P65"><text:a xlink:type="simple" xlink:href="#__RefHeading___Toc205_478254798" text:style-name="Index_20_Link" text:visited-style-name="Index_20_Link">(4)命名规则<text:tab/>8</text:a></text:p>
          <text:p text:style-name="P65"><text:a xlink:type="simple" xlink:href="#__RefHeading___Toc208_478254798" text:style-name="Index_20_Link" text:visited-style-name="Index_20_Link">(5)面向对象<text:tab/>8</text:a></text:p>
          <text:p text:style-name="P65"><text:a xlink:type="simple" xlink:href="#__RefHeading___Toc210_478254798" text:style-name="Index_20_Link" text:visited-style-name="Index_20_Link">(6)注释<text:tab/>9</text:a></text:p>
          <text:p text:style-name="P65"><text:a xlink:type="simple" xlink:href="#__RefHeading___Toc212_478254798" text:style-name="Index_20_Link" text:visited-style-name="Index_20_Link">(7)Astyle参数<text:tab/>9</text:a></text:p>
          <text:p text:style-name="P56"><text:a xlink:type="simple" xlink:href="#__RefHeading___Toc127_2059794843" text:style-name="Index_20_Link" text:visited-style-name="Index_20_Link">C.模块及其接口<text:tab/>10</text:a></text:p>
          <text:p text:style-name="P64"><text:a xlink:type="simple" xlink:href="#__RefHeading___Toc214_478254798" text:style-name="Index_20_Link" text:visited-style-name="Index_20_Link">1.HAL层<text:tab/>10</text:a></text:p>
          <text:p text:style-name="P64"><text:a xlink:type="simple" xlink:href="#__RefHeading___Toc216_478254798" text:style-name="Index_20_Link" text:visited-style-name="Index_20_Link">2.Core层<text:tab/>10</text:a></text:p>
          <text:p text:style-name="P64"><text:a xlink:type="simple" xlink:href="#__RefHeading___Toc218_478254798" text:style-name="Index_20_Link" text:visited-style-name="Index_20_Link">3.Subsystem层<text:tab/>10</text:a></text:p>
        </text:index-body>
      </text:table-of-content>
      <text:p text:style-name="Text_20_body"/>
      <text:p text:style-name="P25"/>
      <text:h text:style-name="P55" text:outline-level="1"><text:bookmark-start text:name="__RefHeading___Toc473_1870174000"/>文档说明<text:bookmark-end text:name="__RefHeading___Toc473_1870174000"/></text:h>
      <text:p text:style-name="P49">该文档在GPL v3协议下发布.</text:p>
      <text:p text:style-name="P50"/>
      <text:h text:style-name="P53" text:outline-level="1"><text:bookmark-start text:name="__RefHeading___Toc125_2059794843"/>整体架构<text:span text:style-name="T2">及代码风格</text:span><text:bookmark-end text:name="__RefHeading___Toc125_2059794843"/></text:h>
      <text:h text:style-name="P51" text:outline-level="2"><text:bookmark-start text:name="__RefHeading___Toc233_2059794843"/>整体架构<text:bookmark-end text:name="__RefHeading___Toc233_2059794843"/></text:h>
      <text:h text:style-name="P58" text:outline-level="3"><text:bookmark-start text:name="__RefHeading___Toc346_2059794843"/>设计原则<text:bookmark-end text:name="__RefHeading___Toc346_2059794843"/></text:h>
      <text:list xml:id="list3443478998980197121" text:style-name="L1">
        <text:list-item>
          <text:p text:style-name="P28">尽量避免<text:span text:style-name="T3">在内核实现驱动程序,初始化用的ramdisk除外.</text:span></text:p>
        </text:list-item>
        <text:list-item>
          <text:p text:style-name="P28">要严格遵守代码风格来保证代码有较好的可读性.</text:p>
        </text:list-item>
        <text:list-item>
          <text:p text:style-name="P28">不要用全局变量来传参.模块内部使用的变量要加static.</text:p>
        </text:list-item>
        <text:list-item>
          <text:p text:style-name="P28">HAL层以上的代码(不包括HAL层)要尽量使用面向对象的方式来编写.</text:p>
        </text:list-item>
      </text:list>
      <text:h text:style-name="P59" text:outline-level="3"><text:bookmark-start text:name="__RefHeading___Toc240_2059794843"/><text:soft-page-break/>项目架构<text:bookmark-end text:name="__RefHeading___Toc240_2059794843"/></text:h>
      <text:p text:style-name="P1"><draw:frame draw:style-name="fr1" draw:name="框架1" text:anchor-type="paragraph" svg:width="17.858cm" draw:z-index="0"><draw:text-box fo:min-height="16.805cm"><text:p text:style-name="P27"><draw:g text:anchor-type="paragraph" draw:z-index="1" draw:style-name="gr1"><draw:custom-shape draw:style-name="gr2" draw:text-style-name="P66" svg:width="13.442cm" svg:height="12.426cm" svg:x="3.956cm" svg:y="2.863cm"><text:p text:style-name="P67"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68" svg:width="2.41cm" svg:height="0.69cm" svg:x="4.247cm" svg:y="14.399cm"><text:p text:style-name="P67"><text:span text:style-name="T34">in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7.687cm" svg:y="14.399cm"><text:p text:style-name="P67">early_print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0.994cm" svg:y="14.399cm"><text:p text:style-name="P67">kpara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4.274cm" svg:y="13.261cm"><text:p text:style-name="P67">cpu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4.381cm" svg:y="13.208cm"><text:p text:style-name="P67">io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4.274cm" svg:y="11.964cm"><text:p text:style-name="P67">sys_gat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7.687cm" svg:y="11.964cm"><text:p text:style-name="P67">pow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4.247cm" svg:y="10.324cm"><text:p text:style-name="P67">main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7.713cm" svg:y="10.298cm"><text:p text:style-name="P67">interrupt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4" draw:text-style-name="P66" svg:width="2.408cm" svg:height="0.689cm" svg:x="4.3cm" svg:y="9.028cm"><text:p text:style-name="P67">pm</text:p><draw:enhanced-geometry svg:viewBox="0 0 21600 21600" draw:mirror-horizontal="false" draw:mirror-vertical="false" draw:type="rectangle" draw:enhanced-path="M 0 0 L 21600 0 21600 21600 0 21600 0 0 Z N"/></draw:custom-shape><draw:g draw:style-name="gr5"><draw:g draw:style-name="gr5"><draw:custom-shape draw:style-name="gr6" draw:text-style-name="P66" svg:width="13.442cm" svg:height="3.747cm" svg:x="3.956cm" svg:y="11.541cm"><text:p text:style-name="P67">HAL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4.354cm" svg:y="14.399cm"><text:p text:style-name="P67">mmu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7" draw:text-style-name="P66" svg:width="13.442cm" svg:height="5.663cm" svg:x="3.956cm" svg:y="5.879cm"><text:p text:style-name="P67">Core Layer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1.02cm" svg:y="10.324cm"><text:p text:style-name="P67">mm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4.381cm" svg:y="10.298cm"><text:p text:style-name="P67">kconsole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7.66cm" svg:y="9.028cm"><text:p text:style-name="P67">ipc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1.02cm" svg:y="9.028cm"><text:p text:style-name="P67">msg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14.381cm" svg:y="9.001cm"><text:p text:style-name="P67">vfs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6" svg:width="2.408cm" svg:height="0.689cm" svg:x="4.274cm" svg:y="7.81cm"><text:p text:style-name="P67">rtl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8" draw:text-style-name="P66" svg:width="13.442cm" svg:height="3.017cm" svg:x="3.956cm" svg:y="2.863cm"><text:p text:style-name="P67">subsystem Lay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66" svg:width="6.721cm" svg:height="3.017cm" svg:x="3.956cm" svg:y="2.863cm"><text:p text:style-name="P67">subsys_driver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66" svg:width="6.721cm" svg:height="3.017cm" svg:x="10.676cm" svg:y="2.863cm"><text:p text:style-name="P67">subsys_linux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10" draw:text-style-name="P66" svg:width="13.442cm" svg:height="0.9cm" svg:x="3.956cm" svg:y="15.499cm"><text:p text:style-name="P67">Hardware</text:p><draw:enhanced-geometry svg:viewBox="0 0 21600 21600" draw:mirror-horizontal="false" draw:mirror-vertical="false" draw:type="rectangle" draw:enhanced-path="M 0 0 L 21600 0 21600 21600 0 21600 0 0 Z N"/></draw:custom-shape><draw:g draw:style-name="gr5"><draw:custom-shape draw:style-name="gr11" draw:text-style-name="P66" svg:width="6.721cm" svg:height="2.038cm" svg:x="3.956cm" svg:y="0.455cm"><text:p text:style-name="P67">Drivers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6" svg:width="6.748cm" svg:height="2.038cm" svg:x="10.676cm" svg:y="0.455cm"><text:p text:style-name="P67">User processes</text:p><draw:enhanced-geometry svg:viewBox="0 0 21600 21600" draw:mirror-horizontal="false" draw:mirror-vertical="false" draw:type="rectangle" draw:enhanced-path="M 0 0 L 21600 0 21600 21600 0 21600 0 0 Z N"/></draw:custom-shape></draw:g></draw:g></draw:g></draw:g></draw:g><draw:frame text:anchor-type="paragraph" draw:z-index="2" draw:style-name="gr13" draw:text-style-name="P70" svg:width="2.054cm" svg:height="0.717cm" svg:x="1.455cm" svg:y="15.714cm"><draw:text-box><text:p text:style-name="P69">Hardware:</text:p></draw:text-box></draw:frame><draw:frame text:anchor-type="paragraph" draw:z-index="3" draw:style-name="gr13" draw:text-style-name="P70" svg:width="2.054cm" svg:height="0.717cm" svg:x="1.487cm" svg:y="9.52cm"><draw:text-box><text:p text:style-name="P69">Kernel:</text:p></draw:text-box></draw:frame><draw:frame text:anchor-type="paragraph" draw:z-index="4" draw:style-name="gr14" draw:text-style-name="P71" svg:width="3.516cm" svg:height="0.555cm" svg:x="0.097cm" svg:y="1.145cm"><draw:text-box><text:p text:style-name="P69"><text:span text:style-name="T34">Userspace Proccess:</text:span></text:p></draw:text-box></draw:frame></text:p></draw:text-box></draw:frame></text:p>
      <text:h text:style-name="Heading_20_4" text:outline-level="4"><text:bookmark-start text:name="__RefHeading___Toc452_2059794843"/>HAL层<text:bookmark-end text:name="__RefHeading___Toc452_2059794843"/></text:h>
      <text:p text:style-name="Text_20_body">该层的作用是<text:span text:style-name="T4">将管理cpu,mmu,中断以及内核传参等实现os基本功能所必须打交道的在不同架构下存在显著差异部分剥离出来,为工作在它上面的core层,和subsystem层提供一个与硬件环境无关的统一接口.模块列表如下:</text:span></text:p>
      <text:list xml:id="list4427822900336137755" text:style-name="L2">
        <text:list-item>
          <text:p text:style-name="P29">init</text:p>
        </text:list-item>
      </text:list>
      <text:list xml:id="list50306877025266881" text:style-name="L3">
        <text:list-item>
          <text:p text:style-name="P30"><text:soft-page-break/>mmu</text:p>
        </text:list-item>
        <text:list-item>
          <text:p text:style-name="P31">early_print</text:p>
        </text:list-item>
        <text:list-item>
          <text:p text:style-name="P32">kparam</text:p>
        </text:list-item>
        <text:list-item>
          <text:p text:style-name="P30">cpu</text:p>
        </text:list-item>
        <text:list-item>
          <text:p text:style-name="P30">io</text:p>
        </text:list-item>
        <text:list-item>
          <text:p text:style-name="P33">sys_gate</text:p>
        </text:list-item>
        <text:list-item>
          <text:p text:style-name="P34">power</text:p>
        </text:list-item>
      </text:list>
      <text:h text:style-name="Heading_20_4" text:outline-level="4"><text:bookmark-start text:name="__RefHeading___Toc454_2059794843"/>core层<text:bookmark-end text:name="__RefHeading___Toc454_2059794843"/></text:h>
      <text:p text:style-name="P2">该层是内核的核心部分,大部分模块都位于此处.主要以面向对象的方式编写.模块列表如下:</text:p>
      <text:list xml:id="list1420070326655211204" text:style-name="L4">
        <text:list-item>
          <text:p text:style-name="P35">main</text:p>
        </text:list-item>
      </text:list>
      <text:list xml:id="list7963643740445036824" text:style-name="L5">
        <text:list-item>
          <text:p text:style-name="P36">interrupt</text:p>
        </text:list-item>
        <text:list-item>
          <text:p text:style-name="P37">mm</text:p>
        </text:list-item>
        <text:list-item>
          <text:p text:style-name="P39">kconsole</text:p>
        </text:list-item>
        <text:list-item>
          <text:p text:style-name="P38">pm</text:p>
        </text:list-item>
        <text:list-item>
          <text:p text:style-name="P38">ipc</text:p>
        </text:list-item>
        <text:list-item>
          <text:p text:style-name="P40">msg</text:p>
        </text:list-item>
        <text:list-item>
          <text:p text:style-name="P40">vfs</text:p>
        </text:list-item>
        <text:list-item>
          <text:p text:style-name="P41">rtl</text:p>
        </text:list-item>
      </text:list>
      <text:h text:style-name="Heading_20_4" text:outline-level="4"><text:bookmark-start text:name="__RefHeading___Toc456_2059794843"/>subsystem层<text:bookmark-end text:name="__RefHeading___Toc456_2059794843"/></text:h>
      <text:p text:style-name="P3">负责提供系统调用,并将系统调用翻译成对内核函数的调用.模块列表如下:</text:p>
      <text:list xml:id="list7109398477839762278" text:style-name="L6">
        <text:list-item>
          <text:p text:style-name="P42">subsys_driver</text:p>
        </text:list-item>
        <text:list-item>
          <text:p text:style-name="P42">subsys_linux</text:p>
        </text:list-item>
      </text:list>
      <text:h text:style-name="P52" text:outline-level="2"><text:bookmark-start text:name="__RefHeading___Toc235_2059794843"/><text:soft-page-break/>代码风格要求<text:span text:style-name="T5">(参照Linux kernel风格改编)</text:span><text:bookmark-end text:name="__RefHeading___Toc235_2059794843"/></text:h>
      <text:h text:style-name="Heading_20_3" text:outline-level="3"><text:bookmark-start text:name="__RefHeading___Toc197_478254798"/>缩进<text:bookmark-end text:name="__RefHeading___Toc197_478254798"/></text:h>
      <text:p text:style-name="Text_20_body">缩进<text:span text:style-name="T6">为4个空格,8个空格会使代码很靠右,尽量用空格而不是tab(这一点利用astyle可以很轻松的搞定)..因为gihub上面tab看起来相当的糟糕.switch语句里面的case应当缩进来使得代码层次清晰.</text:span></text:p>
      <text:p text:style-name="P5">不要一行放多个语句.</text:p>
      <text:p text:style-name="P4">由于标准的Linux终端是24行80列的,接近或大于80个字符的较长语句要折行写,折行后用空格和上面的表达式或参数对齐.</text:p>
      <text:p text:style-name="Text_20_body">较长的字符串可以断成多个字符串然后分行书写,例如:</text:p>
      <text:p text:style-name="Standard">printf("Thisis such a long sentence that " </text:p>
      <text:p text:style-name="Standard">"itcannot be held within a line\n");</text:p>
      <text:p text:style-name="Text_20_body"><text:span text:style-name="T8">C</text:span><text:span text:style-name="T10">编译器会自动把相邻的多个字符串接在一起,以上两个字符串相当于一个字符串</text:span><text:span text:style-name="T8">"Thisissuch a long sentence that it cannot be held within a line\n"</text:span><text:span text:style-name="T9">.</text:span></text:p>
      <text:p text:style-name="Text_20_body">汇编代码里边函数名要顶格写,<text:span text:style-name="T7">循环,分支等结构应当增加缩进以便阅读.</text:span></text:p>
      <text:h text:style-name="Heading_20_3" text:outline-level="3"><text:bookmark-start text:name="__RefHeading___Toc199_478254798"/>空白<text:bookmark-end text:name="__RefHeading___Toc199_478254798"/></text:h>
      <text:p text:style-name="Text_20_body">关键字if,while,,for与其后的控制表达式的(括号之间插入一个空格分隔,但括号内的表达式应紧贴括号.</text:p>
      <text:p text:style-name="Text_20_body">双目运算符的两侧插入一个空格分隔,单目运算符和操作数之间不加空格.</text:p>
      <text:p text:style-name="Text_20_body">后缀运算符和操作数之间也不加空格,例如取结构体成员s.a,p_s-&gt;a,函数调用foo(arg1)、取数组成员a[i].</text:p>
      <text:p text:style-name="Text_20_body">,号和;号之后要加空格,这是英文的书写习惯,例如for(i=1; i&lt;10; i++), foo(arg1,arg2),</text:p>
      <text:h text:style-name="Heading_20_3" text:outline-level="3"><text:bookmark-start text:name="__RefHeading___Toc203_478254798"/>括号的位置<text:bookmark-end text:name="__RefHeading___Toc203_478254798"/></text:h>
      <text:p text:style-name="Text_20_body">C语言风格中另外一个常见问题是大括号的放置。和缩进大小不同，选择或弃用某种放置策略并没有多少技术上的原因，不过首选的方式，就像Kernighan和Ritchie展示给我们的，是把起始大括号放在行尾，而把结束大括号放在行首.像这样:</text:p>
      <text:p text:style-name="P6">if (xxx) {</text:p>
      <text:p text:style-name="P6"><text:tab/>xxxxxx;</text:p>
      <text:p text:style-name="P6">} <text:span text:style-name="T11">else {</text:span></text:p>
      <text:p text:style-name="P6"><text:soft-page-break/><text:tab/><text:span text:style-name="T11">xxx;</text:span></text:p>
      <text:p text:style-name="P7">}</text:p>
      <text:p text:style-name="P9">如果小括号,中括号要分行写,也遵从上述规则.</text:p>
      <text:p text:style-name="P8">不过,有一种特殊情况,命名函数.它们的起始大括号放置于下一行的开头,<text:span text:style-name="T12">像</text:span>这样：</text:p>
      <text:p text:style-name="P43">int func(int x)</text:p>
      <text:p text:style-name="P43">{</text:p>
      <text:p text:style-name="P8"><text:tab/><text:span text:style-name="T13">xxxx</text:span></text:p>
      <text:p text:style-name="P44">}</text:p>
      <text:h text:style-name="P60" text:outline-level="3"><text:bookmark-start text:name="__RefHeading___Toc205_478254798"/>命名规则<text:bookmark-end text:name="__RefHeading___Toc205_478254798"/></text:h>
      <text:p text:style-name="P15">请使用小写字母,数字和下划线给函数,变量以及数据结构命名,大写字母是留给宏使用的.</text:p>
      <text:p text:style-name="P15">原则上宏应尽量使用大写字母命名,但是函数<text:span text:style-name="T23">式宏定义除外,他们和函数遵守一样的命名规则.</text:span></text:p>
      <text:p text:style-name="P10">函数,参数,变量的名字要能体现出<text:span text:style-name="T15">它</text:span>的作用.<text:span text:style-name="T16">在不破坏可读性的前提条件下</text:span>尽量使用缩写.</text:p>
      <text:p text:style-name="P45">模块导出函数的命名应遵从以下格式:</text:p>
      <text:p text:style-name="P10"><text:tab/>模块名_函数名</text:p>
      <text:p text:style-name="P10">函数名应尽量<text:span text:style-name="T22">对每个单词</text:span>使用缩写,<text:span text:style-name="T14">要能描述出这个函数的作用是什么.构造函数是个例外.</text:span></text:p>
      <text:p text:style-name="P11">结构体的定义遵守以下规范:</text:p>
      <text:p text:style-name="P12">typedef<text:tab/>struct _结构体名<text:span text:style-name="T17"> </text:span><text:span text:style-name="T18">{</text:span></text:p>
      <text:p text:style-name="P46"><text:tab/>成员表;</text:p>
      <text:p text:style-name="P13"><text:span text:style-name="T18">} 结构体名</text:span><text:span text:style-name="T17">, *</text:span><text:span text:style-name="T18">p结构体名</text:span><text:span text:style-name="T17">;</text:span></text:p>
      <text:p text:style-name="P14"><text:span text:style-name="T19">一般的,结构体名,type定义的类型名要以_t结尾,如果结构体为一个类的定义的话要以_obj_t结尾.u8,u16,u32这类出于跨平台兼容为目的考虑</text:span><text:span text:style-name="T20">的对基本类型的重定义除外.</text:span></text:p>
      <text:p text:style-name="P16"><text:span text:style-name="T20">函数</text:span><text:span text:style-name="T21">内部的标号要用下划线(_)开头.</text:span></text:p>
      <text:h text:style-name="P61" text:outline-level="3"><text:bookmark-start text:name="__RefHeading___Toc208_478254798"/>面向对象<text:bookmark-end text:name="__RefHeading___Toc208_478254798"/></text:h>
      <text:p text:style-name="P17">一个类<text:span text:style-name="T24">名</text:span>应当<text:span text:style-name="T24">以_obj结尾,类的声明方式如下:</text:span></text:p>
      <text:p text:style-name="P17"><text:soft-page-break/>typedef<text:tab/><text:span text:style-name="T25">struct _类名_t {</text:span></text:p>
      <text:p text:style-name="P17"><text:tab/>父类对象;</text:p>
      <text:p text:style-name="P17"><text:tab/>指向成员函数的指针列表;</text:p>
      <text:p text:style-name="P17"><text:tab/>成员变量;</text:p>
      <text:p text:style-name="P47">} 类名_t , *p类名_t ;</text:p>
      <text:p text:style-name="P18">特别的,obj_<text:span text:style-name="T26">t是一切类的最终父类.</text:span></text:p>
      <text:p text:style-name="P19">类的构造函数<text:span text:style-name="T27">名遵从以下结构:</text:span></text:p>
      <text:p text:style-name="P20"><text:tab/>类名_后缀</text:p>
      <text:p text:style-name="P21">后缀是可选的,<text:span text:style-name="T28">当存在需要重载构造函数的情况时后缀用于区别这些函数.</text:span></text:p>
      <text:p text:style-name="P22">构造函数的职责包括<text:span text:style-name="T29">为新对象分配内存,初始化成员变量并将成员函数的地址填到列表中.</text:span></text:p>
      <text:p text:style-name="P22">引用和释放一个对象的时候别忘了增减引用计数.</text:p>
      <text:h text:style-name="P62" text:outline-level="3"><text:bookmark-start text:name="__RefHeading___Toc210_478254798"/>注释<text:bookmark-end text:name="__RefHeading___Toc210_478254798"/></text:h>
      <text:p text:style-name="P23">注释的职责<text:span text:style-name="T30">是让人知道代码是干啥的,而不是告诉别人代码是怎么干的.除非你写了一大堆烂代码.</text:span></text:p>
      <text:p text:style-name="P24">如果一个函数/<text:span text:style-name="T31">宏的调用有什么注意事项,或者是需要解释点烂七八糟协议之类的什么东西,一定要用注释写出来.</text:span></text:p>
      <text:p text:style-name="P48">用//TODO:的形式标出未做的工作是个不错的注意,正常点的编辑器都会把它高亮的.</text:p>
      <text:h text:style-name="P63" text:outline-level="3"><text:bookmark-start text:name="__RefHeading___Toc212_478254798"/>Astyle参数<text:bookmark-end text:name="__RefHeading___Toc212_478254798"/></text:h>
      <text:p text:style-name="Text_20_body">astyle --suffix=none --style=linux --indent=spaces=4 --attach-namespaces --attach-classes --attach-inlines --attach-extern-c --indent-classes --indent-cases --indent-preproc-cond –indent-switches --indent-preproc-define --indent-preproc-block --indent-col1-comments --break-blocks=all --pad-oper --unpad-paren --mode=c $filename<text:line-break/></text:p>
      <text:p text:style-name="P26"/>
      <text:h text:style-name="P54" text:outline-level="1"><text:bookmark-start text:name="__RefHeading___Toc127_2059794843"/>模块及其接口<text:bookmark-end text:name="__RefHeading___Toc127_2059794843"/></text:h>
      <text:h text:style-name="Heading_20_2" text:outline-level="2"><text:bookmark-start text:name="__RefHeading___Toc214_478254798"/>HAL<text:span text:style-name="T32">层</text:span><text:bookmark-end text:name="__RefHeading___Toc214_478254798"/></text:h>
      <text:h text:style-name="Heading_20_2" text:outline-level="2"><text:bookmark-start text:name="__RefHeading___Toc216_478254798"/>Core<text:span text:style-name="T32">层</text:span><text:bookmark-end text:name="__RefHeading___Toc216_478254798"/></text:h>
      <text:h text:style-name="Heading_20_2" text:outline-level="2"><text:bookmark-start text:name="__RefHeading___Toc218_478254798"/>Subsystem<text:span text:style-name="T33">层</text:span><text:bookmark-end text:name="__RefHeading___Toc218_47825479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indent="0.741cm" style:auto-text-indent="false" style:page-number="auto"/>
      <style:text-properties style:font-name="Times New Roman" fo:font-family="'Times New Roman'" style:font-style-name="标准" style:font-family-generic="roman" style:font-pitch="variable" fo:font-size="12pt" fo:background-color="transparen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体" style:font-family-generic="roman" style:font-pitch="variable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style:font-name="Times New Roman1" fo:font-family="'Times New Roman'" style:font-style-name="粗体" style:font-family-generic="roman" style:font-pitch="variable" fo:font-size="101%" fo:font-weight="bold" style:font-size-asian="101%" style:font-weight-asian="normal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2pt" style:font-size-asian="12pt" style:font-weight-asian="normal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4cm" fo:margin-right="0cm" fo:margin-top="0.212cm" fo:margin-bottom="0.212cm" loext:contextual-spacing="false" fo:text-align="start" style:justify-single-word="false" fo:text-indent="-0.764cm" style:auto-text-indent="true">
        <style:tab-stops/>
      </style:paragraph-properties>
      <style:text-properties style:font-name="Times New Roman1" fo:font-family="'Times New Roman'" style:font-style-name="粗体" style:font-family-generic="roman" style:font-pitch="variable" fo:font-size="95%" fo:font-style="normal" fo:font-weight="bold" style:font-size-asian="95%" style:font-style-asian="normal" style:font-weight-asian="normal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54.660898462</meta:creation-date>
    <meta:generator>LibreOffice/5.0.5.2$Linux_X86_64 LibreOffice_project/00m0$Build-2</meta:generator>
    <dc:date>2016-05-06T21:47:15.726770178</dc:date>
    <meta:editing-duration>PT12H16M18S</meta:editing-duration>
    <meta:editing-cycles>163</meta:editing-cycles>
    <meta:document-statistic meta:table-count="0" meta:image-count="0" meta:object-count="0" meta:page-count="10" meta:paragraph-count="121" meta:word-count="1788" meta:character-count="2742" meta:non-whitespace-character-count="2644"/>
  </office:meta>
</office:document-meta>
</file>